
<file path=META-INF/manifest.xml><?xml version="1.0" encoding="utf-8"?>
<manifest:manifest xmlns:manifest="urn:oasis:names:tc:opendocument:xmlns:manifest:1.0">
  <manifest:file-entry manifest:full-path="/" manifest:media-type="application/vnd.oasis.opendocument.spreadsheet"/>
  <manifest:file-entry manifest:full-path="mimetype" manifest:media-type=""/>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tableooo="http://openoffice.org/2009/table" xmlns:css3t="http://www.w3.org/TR/css3-text/">
  <office:scripts/>
  <office:font-face-decls/>
  <office:automatic-styles/>
  <office:body>
    <office:spreadsheet>
      <text:variable-decls/>
      <text:user-field-decls/>
      <table:table table:name="pyexcel_sheet1">
        <table:table-column/>
        <table:table-column/>
        <table:table-column/>
        <table:table-column/>
        <table:table-column/>
        <table:table-column/>
        <table:table-column/>
        <table:table-row>
          <table:table-cell office:value-type="string">
            <text:p>segment_id</text:p>
          </table:table-cell>
          <table:table-cell office:value-type="string">
            <text:p>root-pli-ms</text:p>
          </table:table-cell>
          <table:table-cell office:value-type="string">
            <text:p>translation-en-brahmali</text:p>
          </table:table-cell>
          <table:table-cell office:value-type="string">
            <text:p>comment-en-brahmali</text:p>
          </table:table-cell>
          <table:table-cell office:value-type="string">
            <text:p>html</text:p>
          </table:table-cell>
          <table:table-cell office:value-type="string">
            <text:p>reference</text:p>
          </table:table-cell>
          <table:table-cell office:value-type="string">
            <text:p>variant-pli-ms</text:p>
          </table:table-cell>
        </table:table-row>
        <table:table-row>
          <table:table-cell office:value-type="string">
            <text:p>pli-tv-bi-vb-np3:0.1</text:p>
          </table:table-cell>
          <table:table-cell office:value-type="string">
            <text:p>Theravāda Vinaya</text:p>
          </table:table-cell>
          <table:table-cell office:value-type="string">
            <text:p>Theravāda Collection on Monastic Law </text:p>
          </table:table-cell>
          <table:table-cell office:value-type="string">
            <text:p/>
          </table:table-cell>
          <table:table-cell office:value-type="string">
            <text:p>&lt;article id='pli-tv-bi-vb-np3'&gt;&lt;header&gt;&lt;ul&gt;&lt;li class='collection'&gt;{}&lt;/li&gt;</text:p>
          </table:table-cell>
          <table:table-cell/>
          <table:table-cell/>
        </table:table-row>
        <table:table-row>
          <table:table-cell office:value-type="string">
            <text:p>pli-tv-bi-vb-np3:0.2</text:p>
          </table:table-cell>
          <table:table-cell office:value-type="string">
            <text:p>Bhikkhunivibhaṅga</text:p>
          </table:table-cell>
          <table:table-cell office:value-type="string">
            <text:p>The nuns’ rules and their analysis </text:p>
          </table:table-cell>
          <table:table-cell office:value-type="string">
            <text:p/>
          </table:table-cell>
          <table:table-cell office:value-type="string">
            <text:p>&lt;li class='division'&gt;{}&lt;/li&gt;</text:p>
          </table:table-cell>
          <table:table-cell/>
          <table:table-cell/>
        </table:table-row>
        <table:table-row>
          <table:table-cell office:value-type="string">
            <text:p>pli-tv-bi-vb-np3:0.3</text:p>
          </table:table-cell>
          <table:table-cell office:value-type="string">
            <text:p>Nissaggiyakaṇḍa</text:p>
          </table:table-cell>
          <table:table-cell office:value-type="string">
            <text:p>The chapter on relinquishment </text:p>
          </table:table-cell>
          <table:table-cell office:value-type="string">
            <text:p/>
          </table:table-cell>
          <table:table-cell office:value-type="string">
            <text:p>&lt;li class='kanda'&gt;{}&lt;/li&gt;</text:p>
          </table:table-cell>
          <table:table-cell/>
          <table:table-cell/>
        </table:table-row>
        <table:table-row>
          <table:table-cell office:value-type="string">
            <text:p>pli-tv-bi-vb-np3:0.4</text:p>
          </table:table-cell>
          <table:table-cell office:value-type="string">
            <text:p>Pattavagga</text:p>
          </table:table-cell>
          <table:table-cell office:value-type="string">
            <text:p>The sub-chapter on bowls </text:p>
          </table:table-cell>
          <table:table-cell office:value-type="string">
            <text:p/>
          </table:table-cell>
          <table:table-cell office:value-type="string">
            <text:p>&lt;li class='vagga'&gt;{}&lt;/li&gt;&lt;/ul&gt;</text:p>
          </table:table-cell>
          <table:table-cell/>
          <table:table-cell/>
        </table:table-row>
        <table:table-row>
          <table:table-cell office:value-type="string">
            <text:p>pli-tv-bi-vb-np3:0.5</text:p>
          </table:table-cell>
          <table:table-cell office:value-type="string">
            <text:p>3. Cīvaraparivattanasikkhāpada</text:p>
          </table:table-cell>
          <table:table-cell office:value-type="string">
            <text:p>3. The training rule on swapping robes </text:p>
          </table:table-cell>
          <table:table-cell office:value-type="string">
            <text:p/>
          </table:table-cell>
          <table:table-cell office:value-type="string">
            <text:p>&lt;h1 class='sutta-title'&gt;{}&lt;/h1&gt;&lt;/header&gt;</text:p>
          </table:table-cell>
          <table:table-cell/>
          <table:table-cell/>
        </table:table-row>
        <table:table-row>
          <table:table-cell office:value-type="string">
            <text:p>pli-tv-bi-vb-np3:1.0</text:p>
          </table:table-cell>
          <table:table-cell office:value-type="string">
            <text:p/>
          </table:table-cell>
          <table:table-cell office:value-type="string">
            <text:p>Origin story </text:p>
          </table:table-cell>
          <table:table-cell office:value-type="string">
            <text:p/>
          </table:table-cell>
          <table:table-cell office:value-type="string">
            <text:p>&lt;section class='vinaya-nidana'&gt;&lt;h2&gt;{}&lt;/h2&gt;</text:p>
          </table:table-cell>
          <table:table-cell/>
          <table:table-cell/>
        </table:table-row>
        <table:table-row>
          <table:table-cell office:value-type="string">
            <text:p>pli-tv-bi-vb-np3:1.1</text:p>
          </table:table-cell>
          <table:table-cell office:value-type="string">
            <text:p>Tena samayena buddho bhagavā sāvatthiyaṁ viharati jetavane anāthapiṇḍikassa ārāme.</text:p>
          </table:table-cell>
          <table:table-cell office:value-type="string">
            <text:p>At one time the Buddha was staying at Sāvatthī in the Jeta Grove, Anāthapiṇḍika’s Monastery. </text:p>
          </table:table-cell>
          <table:table-cell office:value-type="string">
            <text:p/>
          </table:table-cell>
          <table:table-cell office:value-type="string">
            <text:p>&lt;p&gt;{}</text:p>
          </table:table-cell>
          <table:table-cell office:value-type="string">
            <text:p>bj2.2.100, cck3.70, dr3.62, mc3.57, ms2V_2450, msdiv743, pts-cs1, pts-vp-en3.220, sc1, sya3.71</text:p>
          </table:table-cell>
          <table:table-cell/>
        </table:table-row>
        <table:table-row>
          <table:table-cell office:value-type="string">
            <text:p>pli-tv-bi-vb-np3:1.2</text:p>
          </table:table-cell>
          <table:table-cell office:value-type="string">
            <text:p>Tena kho pana samayena thullanandā bhikkhunī aññatarāya bhikkhuniyā saddhiṁ cīvaraṁ parivattetvā paribhuñji.</text:p>
          </table:table-cell>
          <table:table-cell office:value-type="string">
            <text:p>At that time the nun Thullanandā was using a robe she had received after swapping with another nun. </text:p>
          </table:table-cell>
          <table:table-cell office:value-type="string">
            <text:p/>
          </table:table-cell>
          <table:table-cell office:value-type="string">
            <text:p>{}</text:p>
          </table:table-cell>
          <table:table-cell/>
          <table:table-cell/>
        </table:table-row>
        <table:table-row>
          <table:table-cell office:value-type="string">
            <text:p>pli-tv-bi-vb-np3:1.3</text:p>
          </table:table-cell>
          <table:table-cell office:value-type="string">
            <text:p>Atha kho sā bhikkhunī taṁ cīvaraṁ saṅgharitvā nikkhipi.</text:p>
          </table:table-cell>
          <table:table-cell office:value-type="string">
            <text:p>The other nun folded up the robe she had received and put it aside. </text:p>
          </table:table-cell>
          <table:table-cell office:value-type="string">
            <text:p/>
          </table:table-cell>
          <table:table-cell office:value-type="string">
            <text:p>{}</text:p>
          </table:table-cell>
          <table:table-cell office:value-type="string">
            <text:p/>
          </table:table-cell>
          <table:table-cell office:value-type="string">
            <text:p>saṅgharitvā → saṁharitvā (bj, pts1ed, mr)</text:p>
          </table:table-cell>
        </table:table-row>
        <table:table-row>
          <table:table-cell office:value-type="string">
            <text:p>pli-tv-bi-vb-np3:1.4</text:p>
          </table:table-cell>
          <table:table-cell office:value-type="string">
            <text:p>Thullanandā bhikkhunī taṁ bhikkhuniṁ etadavoca—</text:p>
          </table:table-cell>
          <table:table-cell office:value-type="string">
            <text:p>Thullanandā then said to her, </text:p>
          </table:table-cell>
          <table:table-cell office:value-type="string">
            <text:p/>
          </table:table-cell>
          <table:table-cell office:value-type="string">
            <text:p>{}</text:p>
          </table:table-cell>
          <table:table-cell/>
          <table:table-cell/>
        </table:table-row>
        <table:table-row>
          <table:table-cell office:value-type="string">
            <text:p>pli-tv-bi-vb-np3:1.5</text:p>
          </table:table-cell>
          <table:table-cell office:value-type="string">
            <text:p>“yaṁ te, ayye, mayā saddhiṁ cīvaraṁ parivattitaṁ, kahaṁ taṁ cīvaran”ti?</text:p>
          </table:table-cell>
          <table:table-cell office:value-type="string">
            <text:p>“Venerable, where’s that robe that I swapped with you?” </text:p>
          </table:table-cell>
          <table:table-cell office:value-type="string">
            <text:p/>
          </table:table-cell>
          <table:table-cell office:value-type="string">
            <text:p>{}</text:p>
          </table:table-cell>
          <table:table-cell office:value-type="string">
            <text:p>pts-vp-pli4.247</text:p>
          </table:table-cell>
          <table:table-cell/>
        </table:table-row>
        <table:table-row>
          <table:table-cell office:value-type="string">
            <text:p>pli-tv-bi-vb-np3:1.6</text:p>
          </table:table-cell>
          <table:table-cell office:value-type="string">
            <text:p>Atha kho sā bhikkhunī taṁ cīvaraṁ nīharitvā thullanandāya bhikkhuniyā dassesi.</text:p>
          </table:table-cell>
          <table:table-cell office:value-type="string">
            <text:p>She brought out the robe and showed it to her, </text:p>
          </table:table-cell>
          <table:table-cell office:value-type="string">
            <text:p/>
          </table:table-cell>
          <table:table-cell office:value-type="string">
            <text:p>{}</text:p>
          </table:table-cell>
          <table:table-cell/>
          <table:table-cell/>
        </table:table-row>
        <table:table-row>
          <table:table-cell office:value-type="string">
            <text:p>pli-tv-bi-vb-np3:1.7</text:p>
          </table:table-cell>
          <table:table-cell office:value-type="string">
            <text:p>Thullanandā bhikkhunī taṁ bhikkhuniṁ etadavoca—</text:p>
          </table:table-cell>
          <table:table-cell office:value-type="string">
            <text:p>and Thullanandā said, </text:p>
          </table:table-cell>
          <table:table-cell office:value-type="string">
            <text:p/>
          </table:table-cell>
          <table:table-cell office:value-type="string">
            <text:p>{}</text:p>
          </table:table-cell>
          <table:table-cell/>
          <table:table-cell/>
        </table:table-row>
        <table:table-row>
          <table:table-cell office:value-type="string">
            <text:p>pli-tv-bi-vb-np3:1.8</text:p>
          </table:table-cell>
          <table:table-cell office:value-type="string">
            <text:p>“handāyye, tuyhaṁ cīvaraṁ, āhara metaṁ cīvaraṁ, yaṁ tuyhaṁ tuyhamevetaṁ, yaṁ mayhaṁ mayhamevetaṁ, āhara metaṁ, sakaṁ paccāharā”ti acchindi.</text:p>
          </table:table-cell>
          <table:table-cell office:value-type="string">
            <text:p>“Here’s your robe, and give me that robe of mine. That which is yours is yours, and that which is mine is mine. Give me that, and take back what’s yours.” And she just took it. </text:p>
          </table:table-cell>
          <table:table-cell office:value-type="string">
            <text:p/>
          </table:table-cell>
          <table:table-cell office:value-type="string">
            <text:p>{}&lt;/p&gt;</text:p>
          </table:table-cell>
          <table:table-cell/>
          <table:table-cell/>
        </table:table-row>
        <table:table-row>
          <table:table-cell office:value-type="string">
            <text:p>pli-tv-bi-vb-np3:1.9</text:p>
          </table:table-cell>
          <table:table-cell office:value-type="string">
            <text:p>Atha kho sā bhikkhunī bhikkhunīnaṁ etamatthaṁ ārocesi.</text:p>
          </table:table-cell>
          <table:table-cell office:value-type="string">
            <text:p>Then that nun told the nuns what had happened. </text:p>
          </table:table-cell>
          <table:table-cell office:value-type="string">
            <text:p/>
          </table:table-cell>
          <table:table-cell office:value-type="string">
            <text:p>&lt;p&gt;{}</text:p>
          </table:table-cell>
          <table:table-cell office:value-type="string">
            <text:p>cck3.71, ms2V_2451, ndp2.335, sc2, vri88.335</text:p>
          </table:table-cell>
          <table:table-cell/>
        </table:table-row>
        <table:table-row>
          <table:table-cell office:value-type="string">
            <text:p>pli-tv-bi-vb-np3:1.10</text:p>
          </table:table-cell>
          <table:table-cell office:value-type="string">
            <text:p>Yā tā bhikkhuniyo appicchā …pe… tā ujjhāyanti khiyyanti vipācenti—</text:p>
          </table:table-cell>
          <table:table-cell office:value-type="string">
            <text:p>The nuns of few desires complained and criticized her, </text:p>
          </table:table-cell>
          <table:table-cell office:value-type="string">
            <text:p/>
          </table:table-cell>
          <table:table-cell office:value-type="string">
            <text:p>{}</text:p>
          </table:table-cell>
          <table:table-cell/>
          <table:table-cell/>
        </table:table-row>
        <table:table-row>
          <table:table-cell office:value-type="string">
            <text:p>pli-tv-bi-vb-np3:1.11</text:p>
          </table:table-cell>
          <table:table-cell office:value-type="string">
            <text:p>“kathañhi nāma ayyā thullanandā bhikkhuniyā saddhiṁ cīvaraṁ parivattetvā acchindissatī”ti.</text:p>
          </table:table-cell>
          <table:table-cell office:value-type="string">
            <text:p>“How could Venerable Thullanandā swap a robe with a nun and then take it back?” </text:p>
          </table:table-cell>
          <table:table-cell office:value-type="string">
            <text:p/>
          </table:table-cell>
          <table:table-cell office:value-type="string">
            <text:p>{}</text:p>
          </table:table-cell>
          <table:table-cell/>
          <table:table-cell/>
        </table:table-row>
        <table:table-row>
          <table:table-cell office:value-type="string">
            <text:p>pli-tv-bi-vb-np3:1.12</text:p>
          </table:table-cell>
          <table:table-cell office:value-type="string">
            <text:p>Atha kho tā bhikkhuniyo bhikkhūnaṁ etamatthaṁ ārocesuṁ.</text:p>
          </table:table-cell>
          <table:table-cell office:value-type="string">
            <text:p>Those nuns then told the monks, </text:p>
          </table:table-cell>
          <table:table-cell office:value-type="string">
            <text:p/>
          </table:table-cell>
          <table:table-cell office:value-type="string">
            <text:p>{}</text:p>
          </table:table-cell>
          <table:table-cell/>
          <table:table-cell/>
        </table:table-row>
        <table:table-row>
          <table:table-cell office:value-type="string">
            <text:p>pli-tv-bi-vb-np3:1.13</text:p>
          </table:table-cell>
          <table:table-cell office:value-type="string">
            <text:p>Bhikkhū bhagavato etamatthaṁ ārocesuṁ …pe…</text:p>
          </table:table-cell>
          <table:table-cell office:value-type="string">
            <text:p>who in turn told the Buddha. Soon afterwards he had the Sangha assembled and questioned the monks: </text:p>
          </table:table-cell>
          <table:table-cell office:value-type="string">
            <text:p/>
          </table:table-cell>
          <table:table-cell office:value-type="string">
            <text:p>{}</text:p>
          </table:table-cell>
          <table:table-cell/>
          <table:table-cell/>
        </table:table-row>
        <table:table-row>
          <table:table-cell office:value-type="string">
            <text:p>pli-tv-bi-vb-np3:1.14</text:p>
          </table:table-cell>
          <table:table-cell office:value-type="string">
            <text:p>“saccaṁ kira, bhikkhave, thullanandā bhikkhunī bhikkhuniyā saddhiṁ cīvaraṁ parivattetvā acchindatī”ti?</text:p>
          </table:table-cell>
          <table:table-cell office:value-type="string">
            <text:p>“Is it true, monks, that the nun Thullanandā did this?” </text:p>
          </table:table-cell>
          <table:table-cell office:value-type="string">
            <text:p/>
          </table:table-cell>
          <table:table-cell office:value-type="string">
            <text:p>{}&lt;/p&gt;</text:p>
          </table:table-cell>
          <table:table-cell office:value-type="string">
            <text:p/>
          </table:table-cell>
          <table:table-cell office:value-type="string">
            <text:p>acchindatī”ti → acchindīti (bj, mr)</text:p>
          </table:table-cell>
        </table:table-row>
        <table:table-row>
          <table:table-cell office:value-type="string">
            <text:p>pli-tv-bi-vb-np3:1.15</text:p>
          </table:table-cell>
          <table:table-cell office:value-type="string">
            <text:p>“Saccaṁ, bhagavā”ti.</text:p>
          </table:table-cell>
          <table:table-cell office:value-type="string">
            <text:p>“It’s true, Sir.” </text:p>
          </table:table-cell>
          <table:table-cell office:value-type="string">
            <text:p/>
          </table:table-cell>
          <table:table-cell office:value-type="string">
            <text:p>&lt;p&gt;{}&lt;/p&gt;</text:p>
          </table:table-cell>
          <table:table-cell/>
          <table:table-cell/>
        </table:table-row>
        <table:table-row>
          <table:table-cell office:value-type="string">
            <text:p>pli-tv-bi-vb-np3:1.16</text:p>
          </table:table-cell>
          <table:table-cell office:value-type="string">
            <text:p>Vigarahi buddho bhagavā …pe…</text:p>
          </table:table-cell>
          <table:table-cell office:value-type="string">
            <text:p>The Buddha criticized her, </text:p>
          </table:table-cell>
          <table:table-cell office:value-type="string">
            <text:p/>
          </table:table-cell>
          <table:table-cell office:value-type="string">
            <text:p>&lt;p&gt;{}</text:p>
          </table:table-cell>
          <table:table-cell/>
          <table:table-cell/>
        </table:table-row>
        <table:table-row>
          <table:table-cell office:value-type="string">
            <text:p>pli-tv-bi-vb-np3:1.17</text:p>
          </table:table-cell>
          <table:table-cell office:value-type="string">
            <text:p>kathañhi nāma, bhikkhave, thullanandā bhikkhunī bhikkhuniyā saddhiṁ cīvaraṁ parivattetvā acchindissati.</text:p>
          </table:table-cell>
          <table:table-cell office:value-type="string">
            <text:p>“… How could the nun Thullanandā swap a robe with a nun and then take it back? </text:p>
          </table:table-cell>
          <table:table-cell office:value-type="string">
            <text:p/>
          </table:table-cell>
          <table:table-cell office:value-type="string">
            <text:p>{}</text:p>
          </table:table-cell>
          <table:table-cell/>
          <table:table-cell/>
        </table:table-row>
        <table:table-row>
          <table:table-cell office:value-type="string">
            <text:p>pli-tv-bi-vb-np3:1.18</text:p>
          </table:table-cell>
          <table:table-cell office:value-type="string">
            <text:p>Netaṁ, bhikkhave, appasannānaṁ vā pasādāya …pe…</text:p>
          </table:table-cell>
          <table:table-cell office:value-type="string">
            <text:p>This won’t give rise to confidence in those without it … </text:p>
          </table:table-cell>
          <table:table-cell office:value-type="string">
            <text:p/>
          </table:table-cell>
          <table:table-cell office:value-type="string">
            <text:p>{}</text:p>
          </table:table-cell>
          <table:table-cell/>
          <table:table-cell/>
        </table:table-row>
        <table:table-row>
          <table:table-cell office:value-type="string">
            <text:p>pli-tv-bi-vb-np3:1.19</text:p>
          </table:table-cell>
          <table:table-cell office:value-type="string">
            <text:p>evañca pana, bhikkhave, bhikkhuniyo imaṁ sikkhāpadaṁ uddisantu—</text:p>
          </table:table-cell>
          <table:table-cell office:value-type="string">
            <text:p>And, monks, the nuns should recite this training rule like this: </text:p>
          </table:table-cell>
          <table:table-cell office:value-type="string">
            <text:p/>
          </table:table-cell>
          <table:table-cell office:value-type="string">
            <text:p>{}&lt;/p&gt;&lt;/section&gt;</text:p>
          </table:table-cell>
          <table:table-cell/>
          <table:table-cell/>
        </table:table-row>
        <table:table-row>
          <table:table-cell office:value-type="string">
            <text:p>pli-tv-bi-vb-np3:1.20.0</text:p>
          </table:table-cell>
          <table:table-cell office:value-type="string">
            <text:p/>
          </table:table-cell>
          <table:table-cell office:value-type="string">
            <text:p>Final ruling </text:p>
          </table:table-cell>
          <table:table-cell office:value-type="string">
            <text:p/>
          </table:table-cell>
          <table:table-cell office:value-type="string">
            <text:p>&lt;section class='patimokkha'&gt;&lt;h2&gt;{}&lt;/h2&gt;</text:p>
          </table:table-cell>
          <table:table-cell/>
          <table:table-cell/>
        </table:table-row>
        <table:table-row>
          <table:table-cell office:value-type="string">
            <text:p>pli-tv-bi-vb-np3:1.20.1</text:p>
          </table:table-cell>
          <table:table-cell office:value-type="string">
            <text:p>“Yā pana bhikkhunī bhikkhuniyā saddhiṁ cīvaraṁ parivattetvā sā pacchā evaṁ vadeyya—‘handāyye, tuyhaṁ cīvaraṁ āhara, metaṁ cīvaraṁ, yaṁ tuyhaṁ tuyhamevetaṁ, yaṁ mayhaṁ mayhamevetaṁ, āhara metaṁ, sakaṁ paccāharā’ti acchindeyya vā acchindāpeyya vā, nissaggiyaṁ pācittiyan”ti.</text:p>
          </table:table-cell>
          <table:table-cell office:value-type="string">
            <text:p>‘If a nun swaps robes with a nun and then says, “Here’s your robe; give me that robe of mine. That which is yours is yours, and that which is mine is mine. Give me that, and take back what’s yours”; and she just takes it or gets it taken, she commits an offense entailing relinquishment and confession.’” </text:p>
          </table:table-cell>
          <table:table-cell office:value-type="string">
            <text:p/>
          </table:table-cell>
          <table:table-cell office:value-type="string">
            <text:p>&lt;p class='rule'&gt;{}&lt;/p&gt;&lt;/section&gt;</text:p>
          </table:table-cell>
          <table:table-cell office:value-type="string">
            <text:p>csp1ed2.323, csp2ed2.323, ms2V_2452, msdiv744, pts-vp-en3.221, sc3</text:p>
          </table:table-cell>
          <table:table-cell office:value-type="string">
            <text:p>parivattetvā → parivaṭṭetvā (sya-all); handāyye → handayye (bj, sya-all, pts1ed)</text:p>
          </table:table-cell>
        </table:table-row>
        <table:table-row>
          <table:table-cell office:value-type="string">
            <text:p>pli-tv-bi-vb-np3:2.1.0</text:p>
          </table:table-cell>
          <table:table-cell office:value-type="string">
            <text:p/>
          </table:table-cell>
          <table:table-cell office:value-type="string">
            <text:p>Definitions </text:p>
          </table:table-cell>
          <table:table-cell office:value-type="string">
            <text:p/>
          </table:table-cell>
          <table:table-cell office:value-type="string">
            <text:p>&lt;section class='vinaya-pada'&gt;&lt;h2&gt;{}&lt;/h2&gt;</text:p>
          </table:table-cell>
          <table:table-cell/>
          <table:table-cell/>
        </table:table-row>
        <table:table-row>
          <table:table-cell office:value-type="string">
            <text:p>pli-tv-bi-vb-np3:2.1.1</text:p>
          </table:table-cell>
          <table:table-cell office:value-type="string">
            <text:p>Yā panāti</text:p>
          </table:table-cell>
          <table:table-cell office:value-type="string">
            <text:p>A: </text:p>
          </table:table-cell>
          <table:table-cell office:value-type="string">
            <text:p/>
          </table:table-cell>
          <table:table-cell office:value-type="string">
            <text:p>&lt;dl&gt;&lt;dt&gt;{}&lt;/dt&gt;</text:p>
          </table:table-cell>
          <table:table-cell office:value-type="string">
            <text:p>ms2V_2453, msdiv745, pts-cs2.1, sc4</text:p>
          </table:table-cell>
          <table:table-cell/>
        </table:table-row>
        <table:table-row>
          <table:table-cell office:value-type="string">
            <text:p>pli-tv-bi-vb-np3:2.1.2</text:p>
          </table:table-cell>
          <table:table-cell office:value-type="string">
            <text:p>yā yādisā …pe…</text:p>
          </table:table-cell>
          <table:table-cell office:value-type="string">
            <text:p>whoever … </text:p>
          </table:table-cell>
          <table:table-cell office:value-type="string">
            <text:p/>
          </table:table-cell>
          <table:table-cell office:value-type="string">
            <text:p>&lt;dd&gt;{}&lt;/dd&gt;</text:p>
          </table:table-cell>
          <table:table-cell/>
          <table:table-cell/>
        </table:table-row>
        <table:table-row>
          <table:table-cell office:value-type="string">
            <text:p>pli-tv-bi-vb-np3:2.1.3</text:p>
          </table:table-cell>
          <table:table-cell office:value-type="string">
            <text:p>bhikkhunīti</text:p>
          </table:table-cell>
          <table:table-cell office:value-type="string">
            <text:p>Nun: </text:p>
          </table:table-cell>
          <table:table-cell office:value-type="string">
            <text:p/>
          </table:table-cell>
          <table:table-cell office:value-type="string">
            <text:p>&lt;dt&gt;{}&lt;/dt&gt;</text:p>
          </table:table-cell>
          <table:table-cell/>
          <table:table-cell/>
        </table:table-row>
        <table:table-row>
          <table:table-cell office:value-type="string">
            <text:p>pli-tv-bi-vb-np3:2.1.4</text:p>
          </table:table-cell>
          <table:table-cell office:value-type="string">
            <text:p>…pe… ayaṁ imasmiṁ atthe adhippetā bhikkhunīti.</text:p>
          </table:table-cell>
          <table:table-cell office:value-type="string">
            <text:p>… The nun who has been given the full ordination in unanimity by both Sanghas through a legal procedure consisting of one motion and three announcements that is irreversible and fit to stand—this sort of nun is meant in this case. </text:p>
          </table:table-cell>
          <table:table-cell office:value-type="string">
            <text:p/>
          </table:table-cell>
          <table:table-cell office:value-type="string">
            <text:p>&lt;dd&gt;{}&lt;/dd&gt;</text:p>
          </table:table-cell>
          <table:table-cell/>
          <table:table-cell/>
        </table:table-row>
        <table:table-row>
          <table:table-cell office:value-type="string">
            <text:p>pli-tv-bi-vb-np3:2.1.5</text:p>
          </table:table-cell>
          <table:table-cell office:value-type="string">
            <text:p>Bhikkhuniyā saddhinti</text:p>
          </table:table-cell>
          <table:table-cell office:value-type="string">
            <text:p>With a nun: </text:p>
          </table:table-cell>
          <table:table-cell office:value-type="string">
            <text:p/>
          </table:table-cell>
          <table:table-cell office:value-type="string">
            <text:p>&lt;dt&gt;{}&lt;/dt&gt;</text:p>
          </table:table-cell>
          <table:table-cell office:value-type="string">
            <text:p>bj2.2.102, mc3.58, ms2V_2454, sc5</text:p>
          </table:table-cell>
          <table:table-cell/>
        </table:table-row>
        <table:table-row>
          <table:table-cell office:value-type="string">
            <text:p>pli-tv-bi-vb-np3:2.1.6</text:p>
          </table:table-cell>
          <table:table-cell office:value-type="string">
            <text:p>aññāya bhikkhuniyā saddhiṁ.</text:p>
          </table:table-cell>
          <table:table-cell office:value-type="string">
            <text:p>with another nun. </text:p>
          </table:table-cell>
          <table:table-cell office:value-type="string">
            <text:p/>
          </table:table-cell>
          <table:table-cell office:value-type="string">
            <text:p>&lt;dd&gt;{}&lt;/dd&gt;</text:p>
          </table:table-cell>
          <table:table-cell/>
          <table:table-cell/>
        </table:table-row>
        <table:table-row>
          <table:table-cell office:value-type="string">
            <text:p>pli-tv-bi-vb-np3:2.1.7</text:p>
          </table:table-cell>
          <table:table-cell office:value-type="string">
            <text:p>Cīvaraṁ nāma</text:p>
          </table:table-cell>
          <table:table-cell office:value-type="string">
            <text:p>Robes: </text:p>
          </table:table-cell>
          <table:table-cell office:value-type="string">
            <text:p/>
          </table:table-cell>
          <table:table-cell office:value-type="string">
            <text:p>&lt;dt&gt;{}&lt;/dt&gt;</text:p>
          </table:table-cell>
          <table:table-cell office:value-type="string">
            <text:p>ms2V_2455, sc6, sya3.72</text:p>
          </table:table-cell>
          <table:table-cell/>
        </table:table-row>
        <table:table-row>
          <table:table-cell office:value-type="string">
            <text:p>pli-tv-bi-vb-np3:2.1.8</text:p>
          </table:table-cell>
          <table:table-cell office:value-type="string">
            <text:p>channaṁ cīvarānaṁ aññataraṁ cīvaraṁ vikappanupagaṁ pacchimaṁ.</text:p>
          </table:table-cell>
          <table:table-cell office:value-type="string">
            <text:p>one of the six kinds of robe-cloth, but not smaller than what can be transferred to another. </text:p>
          </table:table-cell>
          <table:table-cell office:value-type="string">
            <text:p>The six are linen, cotton, silk, wool, sunn hemp, and hemp; see [](pli-tv-kd8:3.1.6). | According to [](pli-tv-kd8:21.1.4) this is no smaller than 8 by 4 _sugataṅgula_, “standard fingerbreadths”. </text:p>
          </table:table-cell>
          <table:table-cell office:value-type="string">
            <text:p>&lt;dd&gt;{}&lt;/dd&gt;</text:p>
          </table:table-cell>
          <table:table-cell/>
          <table:table-cell/>
        </table:table-row>
        <table:table-row>
          <table:table-cell office:value-type="string">
            <text:p>pli-tv-bi-vb-np3:2.1.9</text:p>
          </table:table-cell>
          <table:table-cell office:value-type="string">
            <text:p>Parivattetvāti</text:p>
          </table:table-cell>
          <table:table-cell office:value-type="string">
            <text:p>Swaps: </text:p>
          </table:table-cell>
          <table:table-cell office:value-type="string">
            <text:p/>
          </table:table-cell>
          <table:table-cell office:value-type="string">
            <text:p>&lt;dt&gt;{}&lt;/dt&gt;</text:p>
          </table:table-cell>
          <table:table-cell office:value-type="string">
            <text:p>ms2V_2456, sc7</text:p>
          </table:table-cell>
          <table:table-cell/>
        </table:table-row>
        <table:table-row>
          <table:table-cell office:value-type="string">
            <text:p>pli-tv-bi-vb-np3:2.1.10</text:p>
          </table:table-cell>
          <table:table-cell office:value-type="string">
            <text:p>parittena vā vipulaṁ, vipulena vā parittaṁ.</text:p>
          </table:table-cell>
          <table:table-cell office:value-type="string">
            <text:p>much with little, or little with much. </text:p>
          </table:table-cell>
          <table:table-cell office:value-type="string">
            <text:p/>
          </table:table-cell>
          <table:table-cell office:value-type="string">
            <text:p>&lt;dd&gt;{}&lt;/dd&gt;</text:p>
          </table:table-cell>
          <table:table-cell/>
          <table:table-cell/>
        </table:table-row>
        <table:table-row>
          <table:table-cell office:value-type="string">
            <text:p>pli-tv-bi-vb-np3:2.1.11</text:p>
          </table:table-cell>
          <table:table-cell office:value-type="string">
            <text:p>Acchindeyyāti</text:p>
          </table:table-cell>
          <table:table-cell office:value-type="string">
            <text:p>Just takes it: </text:p>
          </table:table-cell>
          <table:table-cell office:value-type="string">
            <text:p/>
          </table:table-cell>
          <table:table-cell office:value-type="string">
            <text:p>&lt;dt&gt;{}&lt;/dt&gt;</text:p>
          </table:table-cell>
          <table:table-cell office:value-type="string">
            <text:p>dr3.63, ms2V_2457, sc8</text:p>
          </table:table-cell>
          <table:table-cell/>
        </table:table-row>
        <table:table-row>
          <table:table-cell office:value-type="string">
            <text:p>pli-tv-bi-vb-np3:2.1.12</text:p>
          </table:table-cell>
          <table:table-cell office:value-type="string">
            <text:p>sayaṁ acchindati nissaggiyaṁ pācittiyaṁ.</text:p>
          </table:table-cell>
          <table:table-cell office:value-type="string">
            <text:p>if she just takes it herself, she commits an offense entailing relinquishment and confession. </text:p>
          </table:table-cell>
          <table:table-cell office:value-type="string">
            <text:p/>
          </table:table-cell>
          <table:table-cell office:value-type="string">
            <text:p>&lt;dd&gt;{}&lt;/dd&gt;</text:p>
          </table:table-cell>
          <table:table-cell/>
          <table:table-cell/>
        </table:table-row>
        <table:table-row>
          <table:table-cell office:value-type="string">
            <text:p>pli-tv-bi-vb-np3:2.1.13</text:p>
          </table:table-cell>
          <table:table-cell office:value-type="string">
            <text:p>Acchindāpeyyāti</text:p>
          </table:table-cell>
          <table:table-cell office:value-type="string">
            <text:p>Gets it taken: </text:p>
          </table:table-cell>
          <table:table-cell office:value-type="string">
            <text:p/>
          </table:table-cell>
          <table:table-cell office:value-type="string">
            <text:p>&lt;dt&gt;{}&lt;/dt&gt;</text:p>
          </table:table-cell>
          <table:table-cell office:value-type="string">
            <text:p>ms2V_2458, sc9</text:p>
          </table:table-cell>
          <table:table-cell/>
        </table:table-row>
        <table:table-row>
          <table:table-cell office:value-type="string">
            <text:p>pli-tv-bi-vb-np3:2.1.14</text:p>
          </table:table-cell>
          <table:table-cell office:value-type="string">
            <text:p>aññaṁ āṇāpeti, āpatti dukkaṭassa.</text:p>
          </table:table-cell>
          <table:table-cell office:value-type="string">
            <text:p>if she asks another, she commits an offense of wrong conduct. </text:p>
          </table:table-cell>
          <table:table-cell office:value-type="string">
            <text:p/>
          </table:table-cell>
          <table:table-cell office:value-type="string">
            <text:p>&lt;dd&gt;{}</text:p>
          </table:table-cell>
          <table:table-cell/>
          <table:table-cell/>
        </table:table-row>
        <table:table-row>
          <table:table-cell office:value-type="string">
            <text:p>pli-tv-bi-vb-np3:2.1.15</text:p>
          </table:table-cell>
          <table:table-cell office:value-type="string">
            <text:p>Sakiṁ āṇattā bahukampi acchindati, nissaggiyaṁ hoti.</text:p>
          </table:table-cell>
          <table:table-cell office:value-type="string">
            <text:p>If she only asks once, then even if the other takes back many times, it becomes subject to relinquishment. </text:p>
          </table:table-cell>
          <table:table-cell office:value-type="string">
            <text:p/>
          </table:table-cell>
          <table:table-cell office:value-type="string">
            <text:p>{}&lt;/dd&gt;&lt;/dl&gt;&lt;/section&gt;</text:p>
          </table:table-cell>
          <table:table-cell/>
          <table:table-cell/>
        </table:table-row>
        <table:table-row>
          <table:table-cell office:value-type="string">
            <text:p>pli-tv-bi-vb-np3:2.1.16</text:p>
          </table:table-cell>
          <table:table-cell office:value-type="string">
            <text:p>Nissajjitabbaṁ saṅghassa vā gaṇassa vā ekabhikkhuniyā vā.</text:p>
          </table:table-cell>
          <table:table-cell office:value-type="string">
            <text:p>The robe-cloth is to be relinquished to the Sangha of nuns, a group, or an individual nun. </text:p>
          </table:table-cell>
          <table:table-cell office:value-type="string">
            <text:p/>
          </table:table-cell>
          <table:table-cell office:value-type="string">
            <text:p>&lt;hr&gt;&lt;section class='vinaya-cakka'&gt;&lt;p&gt;{}</text:p>
          </table:table-cell>
          <table:table-cell/>
          <table:table-cell/>
        </table:table-row>
        <table:table-row>
          <table:table-cell office:value-type="string">
            <text:p>pli-tv-bi-vb-np3:2.1.17</text:p>
          </table:table-cell>
          <table:table-cell office:value-type="string">
            <text:p>Evañca pana, bhikkhave, nissajjitabbaṁ.</text:p>
          </table:table-cell>
          <table:table-cell office:value-type="string">
            <text:p>“And, monks, it’s to be relinquished like this. </text:p>
          </table:table-cell>
          <table:table-cell office:value-type="string">
            <text:p/>
          </table:table-cell>
          <table:table-cell office:value-type="string">
            <text:p>{}</text:p>
          </table:table-cell>
          <table:table-cell/>
          <table:table-cell/>
        </table:table-row>
        <table:table-row>
          <table:table-cell office:value-type="string">
            <text:p>pli-tv-bi-vb-np3:2.1.18</text:p>
          </table:table-cell>
          <table:table-cell office:value-type="string">
            <text:p>…pe…</text:p>
          </table:table-cell>
          <table:table-cell office:value-type="string">
            <text:p>(To be expanded as in Nuns’ Relinquishment 1, [](pli-tv-bi-vb-np1:2.1.21--2.1.43), with appropriate substitutions.) </text:p>
          </table:table-cell>
          <table:table-cell office:value-type="string">
            <text:p/>
          </table:table-cell>
          <table:table-cell office:value-type="string">
            <text:p>&lt;span class='pe'&gt;{}&lt;/span&gt;&lt;/p&gt;</text:p>
          </table:table-cell>
          <table:table-cell/>
          <table:table-cell/>
        </table:table-row>
        <table:table-row>
          <table:table-cell office:value-type="string">
            <text:p>pli-tv-bi-vb-np3:2.1.19</text:p>
          </table:table-cell>
          <table:table-cell office:value-type="string">
            <text:p>“idaṁ me, ayye, cīvaraṁ bhikkhuniyā saddhiṁ parivattetvā acchinnaṁ nissaggiyaṁ, imāhaṁ saṅghassa nissajjāmī”ti …pe…</text:p>
          </table:table-cell>
          <table:table-cell office:value-type="string">
            <text:p>… ‘Venerables, this robe-cloth which I took back after swapping it with a nun is to be relinquished. I relinquish it to the Sangha.’ … </text:p>
          </table:table-cell>
          <table:table-cell office:value-type="string">
            <text:p/>
          </table:table-cell>
          <table:table-cell office:value-type="string">
            <text:p>&lt;article class='kamma'&gt;&lt;p&gt;{}</text:p>
          </table:table-cell>
          <table:table-cell/>
          <table:table-cell/>
        </table:table-row>
        <table:table-row>
          <table:table-cell office:value-type="string">
            <text:p>pli-tv-bi-vb-np3:2.1.20</text:p>
          </table:table-cell>
          <table:table-cell office:value-type="string">
            <text:p>dadeyyā”ti …pe…</text:p>
          </table:table-cell>
          <table:table-cell office:value-type="string">
            <text:p>the Sangha should give … </text:p>
          </table:table-cell>
          <table:table-cell office:value-type="string">
            <text:p/>
          </table:table-cell>
          <table:table-cell office:value-type="string">
            <text:p>{}</text:p>
          </table:table-cell>
          <table:table-cell/>
          <table:table-cell/>
        </table:table-row>
        <table:table-row>
          <table:table-cell office:value-type="string">
            <text:p>pli-tv-bi-vb-np3:2.1.21</text:p>
          </table:table-cell>
          <table:table-cell office:value-type="string">
            <text:p>dadeyyun”ti …pe…</text:p>
          </table:table-cell>
          <table:table-cell office:value-type="string">
            <text:p>you should give … </text:p>
          </table:table-cell>
          <table:table-cell office:value-type="string">
            <text:p/>
          </table:table-cell>
          <table:table-cell office:value-type="string">
            <text:p>{}</text:p>
          </table:table-cell>
          <table:table-cell/>
          <table:table-cell/>
        </table:table-row>
        <table:table-row>
          <table:table-cell office:value-type="string">
            <text:p>pli-tv-bi-vb-np3:2.1.22</text:p>
          </table:table-cell>
          <table:table-cell office:value-type="string">
            <text:p>ayyāya dammī”ti.</text:p>
          </table:table-cell>
          <table:table-cell office:value-type="string">
            <text:p>‘I give this robe-cloth back to you.’” </text:p>
          </table:table-cell>
          <table:table-cell office:value-type="string">
            <text:p/>
          </table:table-cell>
          <table:table-cell office:value-type="string">
            <text:p>{}&lt;/p&gt;&lt;/article&gt;</text:p>
          </table:table-cell>
          <table:table-cell/>
          <table:table-cell/>
        </table:table-row>
        <table:table-row>
          <table:table-cell office:value-type="string">
            <text:p>pli-tv-bi-vb-np3:2.2.1</text:p>
          </table:table-cell>
          <table:table-cell office:value-type="string">
            <text:p>Upasampannāya upasampannasaññā cīvaraṁ parivattetvā acchindati vā acchindāpeti vā, nissaggiyaṁ pācittiyaṁ.</text:p>
          </table:table-cell>
          <table:table-cell office:value-type="string">
            <text:p>If the other person is fully ordained and she perceives her as such, and after having swapped robe-cloth with her she takes it back or gets it taken back, she commits an offense entailing relinquishment and confession. </text:p>
          </table:table-cell>
          <table:table-cell office:value-type="string">
            <text:p/>
          </table:table-cell>
          <table:table-cell office:value-type="string">
            <text:p>&lt;p&gt;{}</text:p>
          </table:table-cell>
          <table:table-cell office:value-type="string">
            <text:p>cck3.72, ms2V_2459, msdiv746, ndp2.336, pts-cs2.2, sc10</text:p>
          </table:table-cell>
          <table:table-cell/>
        </table:table-row>
        <table:table-row>
          <table:table-cell office:value-type="string">
            <text:p>pli-tv-bi-vb-np3:2.2.2</text:p>
          </table:table-cell>
          <table:table-cell office:value-type="string">
            <text:p>Upasampannāya vematikā cīvaraṁ parivattetvā acchindati vā acchindāpeti vā, nissaggiyaṁ pācittiyaṁ.</text:p>
          </table:table-cell>
          <table:table-cell office:value-type="string">
            <text:p>If the other person is fully ordained, but she is unsure if she is, and after having swapped robe-cloth with her she takes it back or gets it taken back, she commits an offense entailing relinquishment and confession. </text:p>
          </table:table-cell>
          <table:table-cell office:value-type="string">
            <text:p/>
          </table:table-cell>
          <table:table-cell office:value-type="string">
            <text:p>{}</text:p>
          </table:table-cell>
          <table:table-cell office:value-type="string">
            <text:p>pts-vp-pli4.248</text:p>
          </table:table-cell>
          <table:table-cell/>
        </table:table-row>
        <table:table-row>
          <table:table-cell office:value-type="string">
            <text:p>pli-tv-bi-vb-np3:2.2.3</text:p>
          </table:table-cell>
          <table:table-cell office:value-type="string">
            <text:p>Upasampannāya anupasampannasaññā cīvaraṁ parivattetvā acchindati vā acchindāpeti vā, nissaggiyaṁ pācittiyaṁ.</text:p>
          </table:table-cell>
          <table:table-cell office:value-type="string">
            <text:p>If the other person is fully ordained, but she does not perceive her as such, and after having swapped robe-cloth with her she takes it back or gets it taken back, she commits an offense entailing relinquishment and confession. </text:p>
          </table:table-cell>
          <table:table-cell office:value-type="string">
            <text:p/>
          </table:table-cell>
          <table:table-cell office:value-type="string">
            <text:p>{}&lt;/p&gt;</text:p>
          </table:table-cell>
          <table:table-cell/>
          <table:table-cell/>
        </table:table-row>
        <table:table-row>
          <table:table-cell office:value-type="string">
            <text:p>pli-tv-bi-vb-np3:2.2.4</text:p>
          </table:table-cell>
          <table:table-cell office:value-type="string">
            <text:p>Aññaṁ parikkhāraṁ parivattetvā acchindati vā acchindāpeti vā, āpatti dukkaṭassa.</text:p>
          </table:table-cell>
          <table:table-cell office:value-type="string">
            <text:p>If she swaps another requisite, and then takes it back or gets it taken back, she commits an offense of wrong conduct. </text:p>
          </table:table-cell>
          <table:table-cell office:value-type="string">
            <text:p/>
          </table:table-cell>
          <table:table-cell office:value-type="string">
            <text:p>&lt;p&gt;{}</text:p>
          </table:table-cell>
          <table:table-cell office:value-type="string">
            <text:p>ms2V_2460, sc11, sya3.73, vri88.336</text:p>
          </table:table-cell>
          <table:table-cell/>
        </table:table-row>
        <table:table-row>
          <table:table-cell office:value-type="string">
            <text:p>pli-tv-bi-vb-np3:2.2.5</text:p>
          </table:table-cell>
          <table:table-cell office:value-type="string">
            <text:p>Anupasampannāya saddhiṁ cīvaraṁ vā aññaṁ vā parikkhāraṁ parivattetvā acchindati vā acchindāpeti vā, āpatti dukkaṭassa.</text:p>
          </table:table-cell>
          <table:table-cell office:value-type="string">
            <text:p>If she swaps robe-cloth or another requisite with someone who is not fully ordained, and then takes it back or gets it taken back, she commits an offense of wrong conduct. </text:p>
          </table:table-cell>
          <table:table-cell office:value-type="string">
            <text:p/>
          </table:table-cell>
          <table:table-cell office:value-type="string">
            <text:p>{}&lt;/p&gt;</text:p>
          </table:table-cell>
          <table:table-cell office:value-type="string">
            <text:p>pts-vp-en3.222</text:p>
          </table:table-cell>
          <table:table-cell/>
        </table:table-row>
        <table:table-row>
          <table:table-cell office:value-type="string">
            <text:p>pli-tv-bi-vb-np3:2.2.6</text:p>
          </table:table-cell>
          <table:table-cell office:value-type="string">
            <text:p>Anupasampannāya upasampannasaññā, āpatti dukkaṭassa.</text:p>
          </table:table-cell>
          <table:table-cell office:value-type="string">
            <text:p>If the other person is not fully ordained, but she perceives her as fully ordained, she commits an offense of wrong conduct. </text:p>
          </table:table-cell>
          <table:table-cell office:value-type="string">
            <text:p/>
          </table:table-cell>
          <table:table-cell office:value-type="string">
            <text:p>&lt;p&gt;{}</text:p>
          </table:table-cell>
          <table:table-cell/>
          <table:table-cell/>
        </table:table-row>
        <table:table-row>
          <table:table-cell office:value-type="string">
            <text:p>pli-tv-bi-vb-np3:2.2.7</text:p>
          </table:table-cell>
          <table:table-cell office:value-type="string">
            <text:p>Anupasampannāya vematikā, āpatti dukkaṭassa.</text:p>
          </table:table-cell>
          <table:table-cell office:value-type="string">
            <text:p>If the other person is not fully ordained, but she is unsure if she is, she commits an offense of wrong conduct. </text:p>
          </table:table-cell>
          <table:table-cell office:value-type="string">
            <text:p/>
          </table:table-cell>
          <table:table-cell office:value-type="string">
            <text:p>{}</text:p>
          </table:table-cell>
          <table:table-cell/>
          <table:table-cell/>
        </table:table-row>
        <table:table-row>
          <table:table-cell office:value-type="string">
            <text:p>pli-tv-bi-vb-np3:2.2.8</text:p>
          </table:table-cell>
          <table:table-cell office:value-type="string">
            <text:p>Anupasampannāya anupasampannasaññā, āpatti dukkaṭassa.</text:p>
          </table:table-cell>
          <table:table-cell office:value-type="string">
            <text:p>If the other person is not fully ordained, and she perceives her as such, she commits an offense of wrong conduct. </text:p>
          </table:table-cell>
          <table:table-cell office:value-type="string">
            <text:p/>
          </table:table-cell>
          <table:table-cell office:value-type="string">
            <text:p>{}&lt;/p&gt;&lt;/section&gt;</text:p>
          </table:table-cell>
          <table:table-cell/>
          <table:table-cell/>
        </table:table-row>
        <table:table-row>
          <table:table-cell office:value-type="string">
            <text:p>pli-tv-bi-vb-np3:2.3.0</text:p>
          </table:table-cell>
          <table:table-cell office:value-type="string">
            <text:p/>
          </table:table-cell>
          <table:table-cell office:value-type="string">
            <text:p>Non-offenses </text:p>
          </table:table-cell>
          <table:table-cell office:value-type="string">
            <text:p/>
          </table:table-cell>
          <table:table-cell office:value-type="string">
            <text:p>&lt;section class='vinaya-anapatti'&gt;&lt;h2&gt;{}&lt;/h2&gt;</text:p>
          </table:table-cell>
          <table:table-cell/>
          <table:table-cell/>
        </table:table-row>
        <table:table-row>
          <table:table-cell office:value-type="string">
            <text:p>pli-tv-bi-vb-np3:2.3.1</text:p>
          </table:table-cell>
          <table:table-cell office:value-type="string">
            <text:p>Anāpatti—</text:p>
          </table:table-cell>
          <table:table-cell office:value-type="string">
            <text:p>There is no offense: </text:p>
          </table:table-cell>
          <table:table-cell office:value-type="string">
            <text:p/>
          </table:table-cell>
          <table:table-cell office:value-type="string">
            <text:p>&lt;p&gt;{}</text:p>
          </table:table-cell>
          <table:table-cell office:value-type="string">
            <text:p>ms2V_2461, msdiv747, pts-cs2.3, sc12</text:p>
          </table:table-cell>
          <table:table-cell/>
        </table:table-row>
        <table:table-row>
          <table:table-cell office:value-type="string">
            <text:p>pli-tv-bi-vb-np3:2.3.2</text:p>
          </table:table-cell>
          <table:table-cell office:value-type="string">
            <text:p>sā vā deti,</text:p>
          </table:table-cell>
          <table:table-cell office:value-type="string">
            <text:p>if the other nun gives it back; </text:p>
          </table:table-cell>
          <table:table-cell office:value-type="string">
            <text:p/>
          </table:table-cell>
          <table:table-cell office:value-type="string">
            <text:p>{} </text:p>
          </table:table-cell>
          <table:table-cell/>
          <table:table-cell/>
        </table:table-row>
        <table:table-row>
          <table:table-cell office:value-type="string">
            <text:p>pli-tv-bi-vb-np3:2.3.3</text:p>
          </table:table-cell>
          <table:table-cell office:value-type="string">
            <text:p>tassā vā vissasantī gaṇhāti,</text:p>
          </table:table-cell>
          <table:table-cell office:value-type="string">
            <text:p>if she takes it on trust from her; </text:p>
          </table:table-cell>
          <table:table-cell office:value-type="string">
            <text:p/>
          </table:table-cell>
          <table:table-cell office:value-type="string">
            <text:p>{} </text:p>
          </table:table-cell>
          <table:table-cell/>
          <table:table-cell/>
        </table:table-row>
        <table:table-row>
          <table:table-cell office:value-type="string">
            <text:p>pli-tv-bi-vb-np3:2.3.4</text:p>
          </table:table-cell>
          <table:table-cell office:value-type="string">
            <text:p>ummattikāya,</text:p>
          </table:table-cell>
          <table:table-cell office:value-type="string">
            <text:p>if she is insane; </text:p>
          </table:table-cell>
          <table:table-cell office:value-type="string">
            <text:p/>
          </table:table-cell>
          <table:table-cell office:value-type="string">
            <text:p>{} </text:p>
          </table:table-cell>
          <table:table-cell/>
          <table:table-cell/>
        </table:table-row>
        <table:table-row>
          <table:table-cell office:value-type="string">
            <text:p>pli-tv-bi-vb-np3:2.3.5</text:p>
          </table:table-cell>
          <table:table-cell office:value-type="string">
            <text:p>ādikammikāyāti.</text:p>
          </table:table-cell>
          <table:table-cell office:value-type="string">
            <text:p>if she is the first offender. </text:p>
          </table:table-cell>
          <table:table-cell office:value-type="string">
            <text:p/>
          </table:table-cell>
          <table:table-cell office:value-type="string">
            <text:p>{}&lt;/p&gt;&lt;/section&gt;</text:p>
          </table:table-cell>
          <table:table-cell/>
          <table:table-cell/>
        </table:table-row>
        <table:table-row>
          <table:table-cell office:value-type="string">
            <text:p>pli-tv-bi-vb-np3:2.3.6</text:p>
          </table:table-cell>
          <table:table-cell office:value-type="string">
            <text:p>Tatiyasikkhāpadaṁ niṭṭhitaṁ.</text:p>
          </table:table-cell>
          <table:table-cell office:value-type="string">
            <text:p>The third training rule is finished.</text:p>
          </table:table-cell>
          <table:table-cell office:value-type="string">
            <text:p/>
          </table:table-cell>
          <table:table-cell office:value-type="string">
            <text:p>&lt;p class='endsutta'&gt;{}&lt;/p&gt;&lt;/article&gt;</text:p>
          </table:table-cell>
          <table:table-cell office:value-type="string">
            <text:p>ms2V_2462, sc13</text:p>
          </table:table-cell>
          <table:table-cell/>
        </table:table-row>
      </table:table>
    </office:spreadsheet>
  </office:body>
</office:document-content>
</file>

<file path=styles.xml><?xml version="1.0" encoding="utf-8"?>
<office:document-styles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fice="urn:oasis:names:tc:opendocument:xmlns:office:1.0" xmlns:dom="http://www.w3.org/2001/xml-events" xmlns:rpt="http://openoffice.org/2005/report" xmlns:of="urn:oasis:names:tc:opendocument:xmlns:of:1.2" xmlns:xhtml="http://www.w3.org/1999/xhtml" xmlns:grddl="http://www.w3.org/2003/g/data-view#" xmlns:tableooo="http://openoffice.org/2009/table" xmlns:css3t="http://www.w3.org/TR/css3-text/">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grddl:transformation="http://docs.oasis-open.org/office/1.2/xslt/odf2rdf.xsl">
  <office:meta>
    <meta:creation-date>2020-07-17T08:53:11.751842</meta:creation-date>
    <dc:date>2020-07-17T08:53:11.773834</dc:date>
    <meta:generator>http://pypi.python.org/pypi/ezodf/0.1.0$Python3.7.2 (default, Jun 16 2020, 18:58:08) 
[GCC 9.3.0]</meta:generator>
    <meta:document-statistic/>
    <meta:editing-cycles>1</meta:editing-cycles>
  </office:meta>
</office:document-meta>
</file>